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5c6d" officeooo:paragraph-rsid="00035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p_HrWlkR6fgF1RAPa71JgfzcQc5g3Ks642Aqx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9T11:51:17.691853702</meta:creation-date>
    <dc:date>2022-05-09T11:51:51.859275287</dc:date>
    <meta:editing-duration>PT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